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a076" officeooo:paragraph-rsid="0013a0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nsdfniodnvionerver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7:12:21.736157456</meta:creation-date>
    <dc:date>2018-05-15T17:13:14.235746644</dc:date>
    <meta:editing-duration>PT53S</meta:editing-duration>
    <meta:editing-cycles>1</meta:editing-cycles>
    <meta:document-statistic meta:table-count="0" meta:image-count="0" meta:object-count="0" meta:page-count="1" meta:paragraph-count="1" meta:word-count="1" meta:character-count="20" meta:non-whitespace-character-count="20"/>
    <meta:generator>LibreOffice/5.1.6.2$Linux_x86 LibreOffice_project/10m0$Build-2</meta:generator>
  </office:meta>
</office:document-meta>
</file>